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43c" officeooo:paragraph-rsid="00019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juntar:</text:p>
      <text:p text:style-name="P1">codigo fuente que se ha modificado.</text:p>
      <text:p text:style-name="P1">Documentar lineas de código agregadas.</text:p>
      <text:p text:style-name="P1"/>
      <text:p text:style-name="P1">Agregar Archivo de respuestas con el siguiente formato:</text:p>
      <text:p text:style-name="P1">Actividad 1</text:p>
      <text:p text:style-name="P1"/>
      <text:p text:style-name="P1">Integrantes:</text:p>
      <text:p text:style-name="P1"><text:tab/>Nombre Apellido rut</text:p>
      <text:p text:style-name="P1"><text:tab/>Nombre Apellido rut</text:p>
      <text:p text:style-name="P1"/>
      <text:p text:style-name="P1">Software <text:s/>1</text:p>
      <text:p text:style-name="P1"><text:tab/>Respuesta 1:</text:p>
      <text:p text:style-name="P1"><text:s text:c="5"/><text:tab/>…</text:p>
      <text:p text:style-name="P1"><text:tab/>Respuesta n:</text:p>
      <text:p text:style-name="P1"/>
      <text:p text:style-name="P1">Software <text:s/>2</text:p>
      <text:p text:style-name="P1"><text:tab/>Respuesta 1:</text:p>
      <text:p text:style-name="P1"><text:s text:c="5"/><text:tab/>…</text:p>
      <text:p text:style-name="P1"><text:tab/>Respuesta n:</text:p>
      <text:p text:style-name="P1"/>
      <text:p text:style-name="P1">Formato de Archivo: act1_apellido1_apellido2.txt</text:p>
      <text:p text:style-name="P1"/>
      <text:p text:style-name="P1">Con respecto a cada respuesta, puede referenciar fotos o imagenes de apoyo si se requiere.</text:p>
      <text:p text:style-name="P1">Enviar a: <text:a xlink:type="simple" xlink:href="mailto:eduardo.gl@gmail.com" text:style-name="Internet_20_link" text:visited-style-name="Visited_20_Internet_20_Link">eduardo.gl@gmail.com</text:a> (correo del profesor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7:31:44.972000000</meta:creation-date>
    <dc:date>2019-03-19T19:11:23.880000000</dc:date>
    <meta:editing-duration>PT1H19M18S</meta:editing-duration>
    <meta:editing-cycles>1</meta:editing-cycles>
    <meta:document-statistic meta:table-count="0" meta:image-count="0" meta:object-count="0" meta:page-count="1" meta:paragraph-count="19" meta:word-count="68" meta:character-count="478" meta:non-whitespace-character-count="409"/>
    <meta:generator>LibreOffice/5.4.1.2$Windows_x86 LibreOffice_project/ea7cb86e6eeb2bf3a5af73a8f7777ac570321527</meta:generator>
  </office:meta>
</office:document-meta>
</file>